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177in" svg:y="4.0031in">
            <draw:object draw:notify-on-update-of-ranges="Sheet1.A1:Sheet1.A1 Sheet1.A2:Sheet1.A21 Sheet1.B1:Sheet1.B1 Sheet1.B2:Sheet1.B21 Sheet1.A1:Sheet1.A1 Sheet1.A2:Sheet1.A21 Sheet1.C1:Sheet1.C1 Sheet1.C2:Sheet1.C21 Sheet1.A1:Sheet1.A1 Sheet1.A2:Sheet1.A21 Sheet1.D1:Sheet1.D1 Sheet1.D2:Sheet1.D21 Sheet1.A1:Sheet1.A1 Sheet1.A2:Sheet1.A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mple siz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R_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08673" calcext:value-type="float">
            <text:p>0.00108673</text:p>
          </table:table-cell>
          <table:table-cell office:value-type="float" office:value="0.0012296" calcext:value-type="float">
            <text:p>0.0012296</text:p>
          </table:table-cell>
          <table:table-cell office:value-type="float" office:value="0.00215402" calcext:value-type="float">
            <text:p>0.00215402</text:p>
          </table:table-cell>
          <table:table-cell office:value-type="float" office:value="0.00628723" calcext:value-type="float">
            <text:p>0.0062872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810237" calcext:value-type="float">
            <text:p>0.00810237</text:p>
          </table:table-cell>
          <table:table-cell office:value-type="float" office:value="0.00970722" calcext:value-type="float">
            <text:p>0.00970722</text:p>
          </table:table-cell>
          <table:table-cell office:value-type="float" office:value="0.014022" calcext:value-type="float">
            <text:p>0.014022</text:p>
          </table:table-cell>
          <table:table-cell office:value-type="float" office:value="0.0462834" calcext:value-type="float">
            <text:p>0.046283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148696" calcext:value-type="float">
            <text:p>0.0148696</text:p>
          </table:table-cell>
          <table:table-cell office:value-type="float" office:value="0.0177863" calcext:value-type="float">
            <text:p>0.0177863</text:p>
          </table:table-cell>
          <table:table-cell office:value-type="float" office:value="0.0274992" calcext:value-type="float">
            <text:p>0.0274992</text:p>
          </table:table-cell>
          <table:table-cell office:value-type="float" office:value="0.088957" calcext:value-type="float">
            <text:p>0.08895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220242" calcext:value-type="float">
            <text:p>0.0220242</text:p>
          </table:table-cell>
          <table:table-cell office:value-type="float" office:value="0.025311" calcext:value-type="float">
            <text:p>0.025311</text:p>
          </table:table-cell>
          <table:table-cell office:value-type="float" office:value="0.0395431" calcext:value-type="float">
            <text:p>0.0395431</text:p>
          </table:table-cell>
          <table:table-cell office:value-type="float" office:value="0.135134" calcext:value-type="float">
            <text:p>0.13513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293182" calcext:value-type="float">
            <text:p>0.0293182</text:p>
          </table:table-cell>
          <table:table-cell office:value-type="float" office:value="0.033247" calcext:value-type="float">
            <text:p>0.033247</text:p>
          </table:table-cell>
          <table:table-cell office:value-type="float" office:value="0.0519765" calcext:value-type="float">
            <text:p>0.0519765</text:p>
          </table:table-cell>
          <table:table-cell office:value-type="float" office:value="0.181553" calcext:value-type="float">
            <text:p>0.18155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0399104" calcext:value-type="float">
            <text:p>0.0399104</text:p>
          </table:table-cell>
          <table:table-cell office:value-type="float" office:value="0.0437583" calcext:value-type="float">
            <text:p>0.0437583</text:p>
          </table:table-cell>
          <table:table-cell office:value-type="float" office:value="0.0654409" calcext:value-type="float">
            <text:p>0.0654409</text:p>
          </table:table-cell>
          <table:table-cell office:value-type="float" office:value="0.227657" calcext:value-type="float">
            <text:p>0.22765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047714" calcext:value-type="float">
            <text:p>0.047714</text:p>
          </table:table-cell>
          <table:table-cell office:value-type="float" office:value="0.0517677" calcext:value-type="float">
            <text:p>0.0517677</text:p>
          </table:table-cell>
          <table:table-cell office:value-type="float" office:value="0.0777839" calcext:value-type="float">
            <text:p>0.0777839</text:p>
          </table:table-cell>
          <table:table-cell office:value-type="float" office:value="0.277776" calcext:value-type="float">
            <text:p>0.27777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0538798" calcext:value-type="float">
            <text:p>0.0538798</text:p>
          </table:table-cell>
          <table:table-cell office:value-type="float" office:value="0.0593877" calcext:value-type="float">
            <text:p>0.0593877</text:p>
          </table:table-cell>
          <table:table-cell office:value-type="float" office:value="0.0935677" calcext:value-type="float">
            <text:p>0.0935677</text:p>
          </table:table-cell>
          <table:table-cell office:value-type="float" office:value="0.334897" calcext:value-type="float">
            <text:p>0.33489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0641932" calcext:value-type="float">
            <text:p>0.0641932</text:p>
          </table:table-cell>
          <table:table-cell office:value-type="float" office:value="0.0748673" calcext:value-type="float">
            <text:p>0.0748673</text:p>
          </table:table-cell>
          <table:table-cell office:value-type="float" office:value="0.117339" calcext:value-type="float">
            <text:p>0.117339</text:p>
          </table:table-cell>
          <table:table-cell office:value-type="float" office:value="0.373517" calcext:value-type="float">
            <text:p>0.37351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0697202" calcext:value-type="float">
            <text:p>0.0697202</text:p>
          </table:table-cell>
          <table:table-cell office:value-type="float" office:value="0.0771707" calcext:value-type="float">
            <text:p>0.0771707</text:p>
          </table:table-cell>
          <table:table-cell office:value-type="float" office:value="0.116405" calcext:value-type="float">
            <text:p>0.116405</text:p>
          </table:table-cell>
          <table:table-cell office:value-type="float" office:value="0.431092" calcext:value-type="float">
            <text:p>0.431092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0812361" calcext:value-type="float">
            <text:p>0.0812361</text:p>
          </table:table-cell>
          <table:table-cell office:value-type="float" office:value="0.0854632" calcext:value-type="float">
            <text:p>0.0854632</text:p>
          </table:table-cell>
          <table:table-cell office:value-type="float" office:value="0.138753" calcext:value-type="float">
            <text:p>0.138753</text:p>
          </table:table-cell>
          <table:table-cell office:value-type="float" office:value="0.476161" calcext:value-type="float">
            <text:p>0.47616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0915757" calcext:value-type="float">
            <text:p>0.0915757</text:p>
          </table:table-cell>
          <table:table-cell office:value-type="float" office:value="0.0959337" calcext:value-type="float">
            <text:p>0.0959337</text:p>
          </table:table-cell>
          <table:table-cell office:value-type="float" office:value="0.144245" calcext:value-type="float">
            <text:p>0.144245</text:p>
          </table:table-cell>
          <table:table-cell office:value-type="float" office:value="0.527792" calcext:value-type="float">
            <text:p>0.52779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0961378" calcext:value-type="float">
            <text:p>0.0961378</text:p>
          </table:table-cell>
          <table:table-cell office:value-type="float" office:value="0.106609" calcext:value-type="float">
            <text:p>0.106609</text:p>
          </table:table-cell>
          <table:table-cell office:value-type="float" office:value="0.168626" calcext:value-type="float">
            <text:p>0.168626</text:p>
          </table:table-cell>
          <table:table-cell office:value-type="float" office:value="0.578619" calcext:value-type="float">
            <text:p>0.57861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.106008" calcext:value-type="float">
            <text:p>0.106008</text:p>
          </table:table-cell>
          <table:table-cell office:value-type="float" office:value="0.114443" calcext:value-type="float">
            <text:p>0.114443</text:p>
          </table:table-cell>
          <table:table-cell office:value-type="float" office:value="0.183711" calcext:value-type="float">
            <text:p>0.183711</text:p>
          </table:table-cell>
          <table:table-cell office:value-type="float" office:value="0.631547" calcext:value-type="float">
            <text:p>0.63154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.111714" calcext:value-type="float">
            <text:p>0.111714</text:p>
          </table:table-cell>
          <table:table-cell office:value-type="float" office:value="0.123737" calcext:value-type="float">
            <text:p>0.123737</text:p>
          </table:table-cell>
          <table:table-cell office:value-type="float" office:value="0.184032" calcext:value-type="float">
            <text:p>0.184032</text:p>
          </table:table-cell>
          <table:table-cell office:value-type="float" office:value="0.688961" calcext:value-type="float">
            <text:p>0.68896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.120745" calcext:value-type="float">
            <text:p>0.120745</text:p>
          </table:table-cell>
          <table:table-cell office:value-type="float" office:value="0.129649" calcext:value-type="float">
            <text:p>0.129649</text:p>
          </table:table-cell>
          <table:table-cell office:value-type="float" office:value="0.206043" calcext:value-type="float">
            <text:p>0.206043</text:p>
          </table:table-cell>
          <table:table-cell office:value-type="float" office:value="0.772164" calcext:value-type="float">
            <text:p>0.772164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.126958" calcext:value-type="float">
            <text:p>0.126958</text:p>
          </table:table-cell>
          <table:table-cell office:value-type="float" office:value="0.139782" calcext:value-type="float">
            <text:p>0.139782</text:p>
          </table:table-cell>
          <table:table-cell office:value-type="float" office:value="0.219154" calcext:value-type="float">
            <text:p>0.219154</text:p>
          </table:table-cell>
          <table:table-cell office:value-type="float" office:value="0.800143" calcext:value-type="float">
            <text:p>0.800143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.13754" calcext:value-type="float">
            <text:p>0.13754</text:p>
          </table:table-cell>
          <table:table-cell office:value-type="float" office:value="0.149758" calcext:value-type="float">
            <text:p>0.149758</text:p>
          </table:table-cell>
          <table:table-cell office:value-type="float" office:value="0.226354" calcext:value-type="float">
            <text:p>0.226354</text:p>
          </table:table-cell>
          <table:table-cell office:value-type="float" office:value="0.857078" calcext:value-type="float">
            <text:p>0.85707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.154123" calcext:value-type="float">
            <text:p>0.154123</text:p>
          </table:table-cell>
          <table:table-cell office:value-type="float" office:value="0.17382" calcext:value-type="float">
            <text:p>0.17382</text:p>
          </table:table-cell>
          <table:table-cell office:value-type="float" office:value="0.241312" calcext:value-type="float">
            <text:p>0.241312</text:p>
          </table:table-cell>
          <table:table-cell office:value-type="float" office:value="0.947892" calcext:value-type="float">
            <text:p>0.94789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.167152" calcext:value-type="float">
            <text:p>0.167152</text:p>
          </table:table-cell>
          <table:table-cell office:value-type="float" office:value="0.174611" calcext:value-type="float">
            <text:p>0.174611</text:p>
          </table:table-cell>
          <table:table-cell office:value-type="float" office:value="0.259794" calcext:value-type="float">
            <text:p>0.259794</text:p>
          </table:table-cell>
          <table:table-cell office:value-type="float" office:value="0.999367" calcext:value-type="float">
            <text:p>0.999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3:28:04.340931388</meta:creation-date>
    <dc:date>2021-03-18T15:42:04.223257327</dc:date>
    <meta:editing-duration>PT1H52M39S</meta:editing-duration>
    <meta:editing-cycles>3</meta:editing-cycles>
    <meta:generator>LibreOffice/6.4.6.2$Linux_X86_64 LibreOffice_project/40$Build-2</meta:generator>
    <meta:document-statistic meta:table-count="1" meta:cell-count="1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="dash" draw:stroke-dash="Long_20_Dash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22cm" svg:y="0.316cm" chart:style-name="ch2">
          <text:p>Sorting Algorithms Time vs Sample Size</text:p>
        </chart:title>
        <chart:legend chart:legend-position="end" svg:x="10.443cm" svg:y="2.956cm" style:legend-expansion="high" chart:style-name="ch3"/>
        <chart:plot-area chart:style-name="ch4" table:cell-range-address="Sheet1.A1:Sheet1.E21" chart:data-source-has-labels="row" svg:x="1.331cm" svg:y="1.275cm" svg:width="8.792cm" svg:height="6.564cm">
          <chartooo:coordinate-region svg:x="2.058cm" svg:y="1.475cm" svg:width="7.415cm" svg:height="5.717cm"/>
          <chart:axis chart:dimension="x" chart:name="primary-x" chart:style-name="ch5">
            <chart:title svg:x="4.757cm" svg:y="8.019cm" chart:style-name="ch6">
              <text:p>Sample Size</text:p>
            </chart:title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scatter">
            <chart:domain table:cell-range-address="Sheet1.A2:Sheet1.A21"/>
            <chart:regression-curve chart:style-name="ch10"/>
            <chart:data-point chart:repeated="20"/>
          </chart:series>
          <chart:series chart:style-name="ch11" chart:values-cell-range-address="Sheet1.C2:Sheet1.C21" chart:label-cell-address="Sheet1.C1:Sheet1.C1" chart:class="chart:scatter">
            <chart:regression-curve chart:style-name="ch12">
              <chart:equation chart:display-equation="true" chart:display-r-square="false" svg:x="6.326cm" svg:y="6.722cm"/>
            </chart:regression-curve>
            <chart:data-point chart:repeated="20"/>
          </chart:series>
          <chart:series chart:style-name="ch13" chart:values-cell-range-address="Sheet1.D2:Sheet1.D21" chart:label-cell-address="Sheet1.D1:Sheet1.D1" chart:class="chart:scatter">
            <chart:data-point chart:repeated="20"/>
          </chart:series>
          <chart:series chart:style-name="ch14" chart:values-cell-range-address="Sheet1.E2:Sheet1.E21" chart:label-cell-address="Sheet1.E1:Sheet1.E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</text:p>
                <draw:g>
                  <svg:desc>Sheet1.B1:Sheet1.B1</svg:desc>
                </draw:g>
              </table:table-cell>
              <table:table-cell office:value-type="string">
                <text:p>R_Quick</text:p>
                <draw:g>
                  <svg:desc>Sheet1.C1:Sheet1.C1</svg:desc>
                </draw:g>
              </table:table-cell>
              <table:table-cell office:value-type="string">
                <text:p>Merge</text:p>
                <draw:g>
                  <svg:desc>Sheet1.D1:Sheet1.D1</svg:desc>
                </draw:g>
              </table:table-cell>
              <table:table-cell office:value-type="string">
                <text:p>He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21</svg:desc>
                </draw:g>
              </table:table-cell>
              <table:table-cell office:value-type="float" office:value="0.00108673">
                <text:p>0.00108673</text:p>
                <draw:g>
                  <svg:desc>Sheet1.B2:Sheet1.B21</svg:desc>
                </draw:g>
              </table:table-cell>
              <table:table-cell office:value-type="float" office:value="0.0012296">
                <text:p>0.0012296</text:p>
                <draw:g>
                  <svg:desc>Sheet1.C2:Sheet1.C21</svg:desc>
                </draw:g>
              </table:table-cell>
              <table:table-cell office:value-type="float" office:value="0.00215402">
                <text:p>0.00215402</text:p>
                <draw:g>
                  <svg:desc>Sheet1.D2:Sheet1.D21</svg:desc>
                </draw:g>
              </table:table-cell>
              <table:table-cell office:value-type="float" office:value="0.00628723">
                <text:p>0.00628723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0">
                <text:p>60000</text:p>
              </table:table-cell>
              <table:table-cell office:value-type="float" office:value="0.00810237">
                <text:p>0.00810237</text:p>
              </table:table-cell>
              <table:table-cell office:value-type="float" office:value="0.00970722">
                <text:p>0.00970722</text:p>
              </table:table-cell>
              <table:table-cell office:value-type="float" office:value="0.014022">
                <text:p>0.014022</text:p>
              </table:table-cell>
              <table:table-cell office:value-type="float" office:value="0.0462834">
                <text:p>0.0462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00">
                <text:p>110000</text:p>
              </table:table-cell>
              <table:table-cell office:value-type="float" office:value="0.0148696">
                <text:p>0.0148696</text:p>
              </table:table-cell>
              <table:table-cell office:value-type="float" office:value="0.0177863">
                <text:p>0.0177863</text:p>
              </table:table-cell>
              <table:table-cell office:value-type="float" office:value="0.0274992">
                <text:p>0.0274992</text:p>
              </table:table-cell>
              <table:table-cell office:value-type="float" office:value="0.088957">
                <text:p>0.088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">
                <text:p>160000</text:p>
              </table:table-cell>
              <table:table-cell office:value-type="float" office:value="0.0220242">
                <text:p>0.0220242</text:p>
              </table:table-cell>
              <table:table-cell office:value-type="float" office:value="0.025311">
                <text:p>0.025311</text:p>
              </table:table-cell>
              <table:table-cell office:value-type="float" office:value="0.0395431">
                <text:p>0.0395431</text:p>
              </table:table-cell>
              <table:table-cell office:value-type="float" office:value="0.135134">
                <text:p>0.135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000">
                <text:p>210000</text:p>
              </table:table-cell>
              <table:table-cell office:value-type="float" office:value="0.0293182">
                <text:p>0.0293182</text:p>
              </table:table-cell>
              <table:table-cell office:value-type="float" office:value="0.033247">
                <text:p>0.033247</text:p>
              </table:table-cell>
              <table:table-cell office:value-type="float" office:value="0.0519765">
                <text:p>0.0519765</text:p>
              </table:table-cell>
              <table:table-cell office:value-type="float" office:value="0.181553">
                <text:p>0.181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00">
                <text:p>260000</text:p>
              </table:table-cell>
              <table:table-cell office:value-type="float" office:value="0.0399104">
                <text:p>0.0399104</text:p>
              </table:table-cell>
              <table:table-cell office:value-type="float" office:value="0.0437583">
                <text:p>0.0437583</text:p>
              </table:table-cell>
              <table:table-cell office:value-type="float" office:value="0.0654409">
                <text:p>0.0654409</text:p>
              </table:table-cell>
              <table:table-cell office:value-type="float" office:value="0.227657">
                <text:p>0.227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000">
                <text:p>310000</text:p>
              </table:table-cell>
              <table:table-cell office:value-type="float" office:value="0.047714">
                <text:p>0.047714</text:p>
              </table:table-cell>
              <table:table-cell office:value-type="float" office:value="0.0517677">
                <text:p>0.0517677</text:p>
              </table:table-cell>
              <table:table-cell office:value-type="float" office:value="0.0777839">
                <text:p>0.0777839</text:p>
              </table:table-cell>
              <table:table-cell office:value-type="float" office:value="0.277776">
                <text:p>0.277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000">
                <text:p>360000</text:p>
              </table:table-cell>
              <table:table-cell office:value-type="float" office:value="0.0538798">
                <text:p>0.0538798</text:p>
              </table:table-cell>
              <table:table-cell office:value-type="float" office:value="0.0593877">
                <text:p>0.0593877</text:p>
              </table:table-cell>
              <table:table-cell office:value-type="float" office:value="0.0935677">
                <text:p>0.0935677</text:p>
              </table:table-cell>
              <table:table-cell office:value-type="float" office:value="0.334897">
                <text:p>0.334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000">
                <text:p>410000</text:p>
              </table:table-cell>
              <table:table-cell office:value-type="float" office:value="0.0641932">
                <text:p>0.0641932</text:p>
              </table:table-cell>
              <table:table-cell office:value-type="float" office:value="0.0748673">
                <text:p>0.0748673</text:p>
              </table:table-cell>
              <table:table-cell office:value-type="float" office:value="0.117339">
                <text:p>0.117339</text:p>
              </table:table-cell>
              <table:table-cell office:value-type="float" office:value="0.373517">
                <text:p>0.373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000">
                <text:p>460000</text:p>
              </table:table-cell>
              <table:table-cell office:value-type="float" office:value="0.0697202">
                <text:p>0.0697202</text:p>
              </table:table-cell>
              <table:table-cell office:value-type="float" office:value="0.0771707">
                <text:p>0.0771707</text:p>
              </table:table-cell>
              <table:table-cell office:value-type="float" office:value="0.116405">
                <text:p>0.116405</text:p>
              </table:table-cell>
              <table:table-cell office:value-type="float" office:value="0.431092">
                <text:p>0.431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000">
                <text:p>510000</text:p>
              </table:table-cell>
              <table:table-cell office:value-type="float" office:value="0.0812361">
                <text:p>0.0812361</text:p>
              </table:table-cell>
              <table:table-cell office:value-type="float" office:value="0.0854632">
                <text:p>0.0854632</text:p>
              </table:table-cell>
              <table:table-cell office:value-type="float" office:value="0.138753">
                <text:p>0.138753</text:p>
              </table:table-cell>
              <table:table-cell office:value-type="float" office:value="0.476161">
                <text:p>0.476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00">
                <text:p>560000</text:p>
              </table:table-cell>
              <table:table-cell office:value-type="float" office:value="0.0915757">
                <text:p>0.0915757</text:p>
              </table:table-cell>
              <table:table-cell office:value-type="float" office:value="0.0959337">
                <text:p>0.0959337</text:p>
              </table:table-cell>
              <table:table-cell office:value-type="float" office:value="0.144245">
                <text:p>0.144245</text:p>
              </table:table-cell>
              <table:table-cell office:value-type="float" office:value="0.527792">
                <text:p>0.527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000">
                <text:p>610000</text:p>
              </table:table-cell>
              <table:table-cell office:value-type="float" office:value="0.0961378">
                <text:p>0.0961378</text:p>
              </table:table-cell>
              <table:table-cell office:value-type="float" office:value="0.106609">
                <text:p>0.106609</text:p>
              </table:table-cell>
              <table:table-cell office:value-type="float" office:value="0.168626">
                <text:p>0.168626</text:p>
              </table:table-cell>
              <table:table-cell office:value-type="float" office:value="0.578619">
                <text:p>0.578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000">
                <text:p>660000</text:p>
              </table:table-cell>
              <table:table-cell office:value-type="float" office:value="0.106008">
                <text:p>0.106008</text:p>
              </table:table-cell>
              <table:table-cell office:value-type="float" office:value="0.114443">
                <text:p>0.114443</text:p>
              </table:table-cell>
              <table:table-cell office:value-type="float" office:value="0.183711">
                <text:p>0.183711</text:p>
              </table:table-cell>
              <table:table-cell office:value-type="float" office:value="0.631547">
                <text:p>0.631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000">
                <text:p>710000</text:p>
              </table:table-cell>
              <table:table-cell office:value-type="float" office:value="0.111714">
                <text:p>0.111714</text:p>
              </table:table-cell>
              <table:table-cell office:value-type="float" office:value="0.123737">
                <text:p>0.123737</text:p>
              </table:table-cell>
              <table:table-cell office:value-type="float" office:value="0.184032">
                <text:p>0.184032</text:p>
              </table:table-cell>
              <table:table-cell office:value-type="float" office:value="0.688961">
                <text:p>0.688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000">
                <text:p>760000</text:p>
              </table:table-cell>
              <table:table-cell office:value-type="float" office:value="0.120745">
                <text:p>0.120745</text:p>
              </table:table-cell>
              <table:table-cell office:value-type="float" office:value="0.129649">
                <text:p>0.129649</text:p>
              </table:table-cell>
              <table:table-cell office:value-type="float" office:value="0.206043">
                <text:p>0.206043</text:p>
              </table:table-cell>
              <table:table-cell office:value-type="float" office:value="0.772164">
                <text:p>0.772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00">
                <text:p>810000</text:p>
              </table:table-cell>
              <table:table-cell office:value-type="float" office:value="0.126958">
                <text:p>0.126958</text:p>
              </table:table-cell>
              <table:table-cell office:value-type="float" office:value="0.139782">
                <text:p>0.139782</text:p>
              </table:table-cell>
              <table:table-cell office:value-type="float" office:value="0.219154">
                <text:p>0.219154</text:p>
              </table:table-cell>
              <table:table-cell office:value-type="float" office:value="0.800143">
                <text:p>0.800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000">
                <text:p>860000</text:p>
              </table:table-cell>
              <table:table-cell office:value-type="float" office:value="0.13754">
                <text:p>0.13754</text:p>
              </table:table-cell>
              <table:table-cell office:value-type="float" office:value="0.149758">
                <text:p>0.149758</text:p>
              </table:table-cell>
              <table:table-cell office:value-type="float" office:value="0.226354">
                <text:p>0.226354</text:p>
              </table:table-cell>
              <table:table-cell office:value-type="float" office:value="0.857078">
                <text:p>0.857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000">
                <text:p>910000</text:p>
              </table:table-cell>
              <table:table-cell office:value-type="float" office:value="0.154123">
                <text:p>0.154123</text:p>
              </table:table-cell>
              <table:table-cell office:value-type="float" office:value="0.17382">
                <text:p>0.17382</text:p>
              </table:table-cell>
              <table:table-cell office:value-type="float" office:value="0.241312">
                <text:p>0.241312</text:p>
              </table:table-cell>
              <table:table-cell office:value-type="float" office:value="0.947892">
                <text:p>0.9478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000">
                <text:p>960000</text:p>
              </table:table-cell>
              <table:table-cell office:value-type="float" office:value="0.167152">
                <text:p>0.167152</text:p>
              </table:table-cell>
              <table:table-cell office:value-type="float" office:value="0.174611">
                <text:p>0.174611</text:p>
              </table:table-cell>
              <table:table-cell office:value-type="float" office:value="0.259794">
                <text:p>0.259794</text:p>
              </table:table-cell>
              <table:table-cell office:value-type="float" office:value="0.999367">
                <text:p>0.999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Long_20_Dash" draw:display-name="Long Dash" draw:style="rect" draw:dots1="1" draw:dots1-length="600%" draw:distance="300%"/>
  </office:styles>
</office:document-styles>
</file>